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4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paragraph-properties fo:margin-top="0in" fo:margin-bottom="0in">
        <style:tab-stops>
          <style:tab-stop style:position="1.4583in"/>
          <style:tab-stop style:position="6.1146in"/>
        </style:tab-stops>
      </style:paragraph-properties>
      <style:text-properties style:font-name="Courier New" fo:font-size="10pt" style:font-size-asian="10pt" style:font-size-complex="10pt"/>
    </style:style>
    <style:style style:name="P6" style:family="paragraph" style:parent-style-name="Text_20_body">
      <style:paragraph-properties fo:margin-top="0in" fo:margin-bottom="0in">
        <style:tab-stops>
          <style:tab-stop style:position="1.4583in"/>
          <style:tab-stop style:position="6.1146in"/>
        </style:tab-stops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style="normal" style:text-underline-style="none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Courier New" fo:font-size="10pt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in" fo:margin-bottom="0in">
        <style:tab-stops>
          <style:tab-stop style:position="1.4583in"/>
          <style:tab-stop style:position="6.1146in"/>
        </style:tab-stops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in" fo:background-color="#cccccc">
        <style:background-image/>
      </style:paragraph-properties>
      <style:text-properties style:font-name="Courier New"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 style:parent-style-name="Text_20_body" style:list-style-name="L1"/>
    <style:style style:name="P15" style:family="paragraph" style:parent-style-name="Text_20_body">
      <style:text-properties fo:font-style="normal" style:text-underline-style="none" style:font-style-asian="normal" style:font-style-complex="normal"/>
    </style:style>
    <style:style style:name="P16" style:family="paragraph" style:parent-style-name="Text_20_body" style:list-style-name="L2">
      <style:text-properties fo:font-style="normal" style:text-underline-style="none" style:font-style-asian="normal" style:font-style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fo:font-style="normal" style:text-underline-style="none" style:font-size-asian="10pt" style:font-style-asian="normal" style:font-size-complex="10pt" style:font-style-complex="normal"/>
    </style:style>
    <style:style style:name="T4" style:family="text">
      <style:text-properties style:font-name="Courier New"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Courier New"/>
    </style:style>
    <style:style style:name="T14" style:family="text">
      <style:text-properties fo:color="#008000" fo:language="none" fo:country="none"/>
    </style:style>
    <text:list-style style:name="L1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The Modified Grammar</text:h>
      <text:p text:style-name="Text_20_body">I have changed the grammar a bit to get rid of the ambiguities and left recursions, to get rid of the * elements in the original grammar (they have been replaced by entirely new rules who's name is the original element with star added to it, as in <text:s/><text:span text:style-name="T2">&lt;classdecl&gt;*</text:span><text:span text:style-name="T1"> </text:span><text:span text:style-name="T5">became </text:span><text:span text:style-name="T2">&lt;classdeclstar&gt;</text:span>, as well as for a couple of very particular reasons I'll explain below.</text:p>
      <text:p text:style-name="P5">&lt;prog&gt; <text:tab/>::= &lt;classdeclstar&gt; &lt;progbody&gt;</text:p>
      <text:p text:style-name="P5">&lt;classdeclstar&gt; <text:tab/>::= ε | &lt;classdecl&gt; &lt;classdeclstar&gt;</text:p>
      <text:p text:style-name="P5">&lt;classdecl&gt; <text:tab/>::= <text:span text:style-name="T6">class id (</text:span> &lt;definitionstar&gt; <text:span text:style-name="T6">) ;<text:tab/></text:span><text:span text:style-name="T7">(1)</text:span></text:p>
      <text:p text:style-name="P5"><text:span text:style-name="T7">&lt;progbody&gt;<text:tab/>::= </text:span><text:span text:style-name="T6">program</text:span><text:span text:style-name="T7"> &lt;funcbody&gt; </text:span><text:span text:style-name="T6">;</text:span><text:span text:style-name="T7"> &lt;definitionstar&gt;<text:tab/>(1)</text:span></text:p>
      <text:p text:style-name="P6">&lt;definitionstar&gt;<text:tab/>::= ε | &lt;definition&gt; &lt;definitionstar&gt;<text:tab/></text:p>
      <text:p text:style-name="P5"><text:span text:style-name="T7">&lt;definition&gt;<text:tab/>::= &lt;type&gt; </text:span><text:span text:style-name="T6">id</text:span><text:span text:style-name="T7"> &lt;definition2&gt;</text:span></text:p>
      <text:p text:style-name="P5"><text:span text:style-name="T7">&lt;definition2&gt;<text:tab/>::= </text:span><text:span text:style-name="T6">(</text:span><text:span text:style-name="T7"> &lt;fparams&gt; </text:span><text:span text:style-name="T6">)</text:span><text:span text:style-name="T7"> &lt;funcbody&gt; </text:span><text:span text:style-name="T6">;</text:span></text:p>
      <text:p text:style-name="P5"><text:span text:style-name="T7"><text:tab/> <text:s/>| &lt;arraystar&gt; </text:span><text:span text:style-name="T6">;</text:span></text:p>
      <text:p text:style-name="P6">&lt;funcbody&gt;<text:tab/>::= <text:span text:style-name="T6">{</text:span> &lt;typedeclstar&gt; &lt;statementstar&gt; <text:span text:style-name="T6">}</text:span></text:p>
      <text:p text:style-name="P6">&lt;typedeclstar&gt;<text:tab/>::= ε | &lt;typedecl&gt; &lt;typedeclstar&gt;</text:p>
      <text:p text:style-name="P6">&lt;typedecl&gt;<text:tab/>::= &lt;type&gt; <text:span text:style-name="T6">id</text:span> &lt;arraystar&gt; <text:span text:style-name="T6">;</text:span></text:p>
      <text:p text:style-name="P6">&lt;statementstar&gt;<text:tab/>::= ε | &lt;statement&gt; &lt;statementstar&gt;<text:tab/>(7)</text:p>
      <text:p text:style-name="P6">&lt;statement&gt;<text:tab/>::= &lt;variable&gt; := &lt;expr&gt; <text:span text:style-name="T6">;<text:tab/></text:span></text:p>
      <text:p text:style-name="P6"><text:tab/> <text:s/>| <text:span text:style-name="T6">if (</text:span> &lt;expr&gt; <text:span text:style-name="T6">) then</text:span> &lt;statblock&gt; <text:span text:style-name="T6">else</text:span> &lt;statblock&gt; <text:span text:style-name="T6">fi ;</text:span></text:p>
      <text:p text:style-name="P6"><text:tab/> <text:s/>| <text:span text:style-name="T6">for (</text:span> &lt;statement&gt; <text:span text:style-name="T6">;</text:span> &lt;expr&gt; <text:span text:style-name="T6">;</text:span> &lt;statement&gt; <text:span text:style-name="T6">)</text:span> &lt;statblock&gt; <text:span text:style-name="T6">;</text:span></text:p>
      <text:p text:style-name="P6"><text:tab/> <text:s/>| <text:span text:style-name="T6">cin (</text:span> &lt;variable&gt; <text:span text:style-name="T6">) ;</text:span></text:p>
      <text:p text:style-name="P6"><text:tab/> <text:s/>| <text:span text:style-name="T6">cout (</text:span> &lt;expr&gt; <text:span text:style-name="T6">) ;</text:span></text:p>
      <text:p text:style-name="P6"><text:tab/> <text:s/>| <text:span text:style-name="T6">return (</text:span> &lt;expr&gt;<text:span text:style-name="T6"> ) ;</text:span></text:p>
      <text:p text:style-name="P6">&lt;statblock&gt;<text:tab/>::= <text:span text:style-name="T6">{</text:span> &lt;statementstar&gt; <text:span text:style-name="T6">}</text:span> <text:span text:style-name="T6">|</text:span> &lt;statement&gt; <text:span text:style-name="T6">|</text:span> ε</text:p>
      <text:p text:style-name="P6">&lt;expr&gt;<text:tab/>::= &lt;arithexpr&gt; &lt;expr2&gt;<text:tab/>(2)</text:p>
      <text:p text:style-name="P6">&lt;expr2&gt;<text:tab/>::= ε | <text:span text:style-name="T6">relop</text:span> &lt;arithexpr&gt;<text:tab/>(3)</text:p>
      <text:p text:style-name="P6">&lt;arithexpr&gt;<text:tab/>::= &lt;term&gt; &lt;arithexpr2&gt; | &lt;sign&gt; &lt;term&gt; &lt;arithexpr2&gt;<text:tab/>(2)</text:p>
      <text:p text:style-name="P6">&lt;arithexpr2&gt;<text:tab/>::= ε | <text:span text:style-name="T6">addop</text:span> &lt;term&gt; &lt;arithexpr2&gt;<text:tab/>(3)</text:p>
      <text:p text:style-name="P6">&lt;sign&gt;<text:tab/>::= <text:span text:style-name="T6">+</text:span> | <text:span text:style-name="T6">-</text:span></text:p>
      <text:p text:style-name="P6">&lt;term&gt;<text:tab/>::= &lt;factor&gt; &lt;term2&gt;<text:tab/>(2)</text:p>
      <text:p text:style-name="P6">&lt;term2&gt; <text:tab/>::= ε | <text:span text:style-name="T6">multop</text:span> &lt;factor&gt; &lt;term2&gt;<text:tab/>(3)</text:p>
      <text:p text:style-name="P6">&lt;factor&gt; <text:tab/>::= &lt;idnest&gt; &lt;factor2&gt;<text:tab/>(2,5)</text:p>
      <text:p text:style-name="P6"><text:tab/> <text:s/>| <text:span text:style-name="T6">num</text:span></text:p>
      <text:p text:style-name="P6"><text:tab/> <text:s/>| <text:span text:style-name="T6">(</text:span> &lt;expr&gt;<text:span text:style-name="T6"> )</text:span></text:p>
      <text:p text:style-name="P6"><text:tab/> <text:s/>| <text:span text:style-name="T6">!</text:span> &lt;factor&gt;</text:p>
      <text:p text:style-name="P6">&lt;factor2&gt;<text:tab/>::= &lt;indicestar&gt;<text:tab/>(3)</text:p>
      <text:p text:style-name="P6"><text:tab/> <text:s/>| <text:span text:style-name="T6">(</text:span> &lt;aparams&gt; <text:span text:style-name="T6">)</text:span></text:p>
      <text:p text:style-name="P6">&lt;idnest&gt;<text:tab/>::= <text:span text:style-name="T6">id</text:span> &lt;indicestar&gt; &lt;idnest2&gt;<text:tab/>(4)</text:p>
      <text:p text:style-name="P6">&lt;idnest2&gt;<text:tab/>::= ε | <text:span text:style-name="T6">.</text:span> &lt;idnest&gt;</text:p>
      <text:p text:style-name="P6">&lt;variable&gt;<text:tab/>::= &lt;idnest&gt; &lt;indicestar&gt;<text:tab/>(5)</text:p>
      <text:p text:style-name="P6">&lt;indicestar&gt;<text:tab/>::= ε | &lt;indice&gt; &lt;indicestar&gt;</text:p>
      <text:p text:style-name="P6">&lt;indice&gt;<text:tab/>::= ε | <text:span text:style-name="T6">[</text:span> &lt;arithexpr&gt; <text:span text:style-name="T6">]</text:span></text:p>
      <text:p text:style-name="P6">&lt;arraystar&gt;<text:tab/>::= ε | &lt;array&gt; &lt;arraystar&gt;</text:p>
      <text:p text:style-name="P6">&lt;array&gt; <text:tab/>::= ε | <text:span text:style-name="T6">[</text:span> &lt;int&gt; <text:span text:style-name="T6">]</text:span></text:p>
      <text:p text:style-name="P6">&lt;type&gt;<text:tab/>::= <text:span text:style-name="T6">int</text:span> | <text:span text:style-name="T6">float</text:span> | <text:span text:style-name="T6">id</text:span></text:p>
      <text:p text:style-name="P6">&lt;fparams&gt;<text:tab/>::= ε | &lt;type&gt; <text:span text:style-name="T6">id</text:span> &lt;arraystar&gt; &lt;fparamstailstar&gt;</text:p>
      <text:p text:style-name="P6">&lt;fparamstailstar&gt;<text:tab/>::= ε | &lt;fparamstail&gt; &lt;fparamstailstar&gt;</text:p>
      <text:p text:style-name="P6">&lt;fparamstail&gt;<text:tab/>::= ε | <text:span text:style-name="T6">,</text:span> &lt;type&gt; <text:span text:style-name="T6">id</text:span> &lt;arraystar&gt;</text:p>
      <text:p text:style-name="P6">&lt;aparams&gt;<text:tab/>::= ε | &lt;arithexpr&gt; &lt;aparamstailstar&gt;</text:p>
      <text:p text:style-name="P6"><text:soft-page-break/>&lt;aparamstailstar&gt;<text:tab/>::= ε | &lt;aparamstail&gt; &lt;aparamstailstar&gt;</text:p>
      <text:p text:style-name="P6">&lt;aparamstail&gt;<text:tab/>::= ε | <text:span text:style-name="T6">,</text:span> &lt;arithexpr&gt;</text:p>
      <text:p text:style-name="P6">&lt;int&gt;<text:tab/><text:tab/>(6)</text:p>
      <text:p text:style-name="P6"/>
      <text:p text:style-name="Text_20_body">Now for the explanations of the more interesting changes:</text:p>
      <text:list text:style-name="L1">
        <text:list-item>
          <text:p text:style-name="P14">I merged the original <text:span text:style-name="T2">&lt;typedecl&gt;</text:span> and <text:span text:style-name="T2">&lt;function&gt;</text:span> into just one rule, <text:span text:style-name="T2">&lt;definition&gt;</text:span>, because both of them start the exact same, an identifier for the type followed by an identifier for the name and just now I can say whether its a function or a variable based on whether a semicolon (or [..];) or a (...) follows. As an added benefit, this way I can just use functions and variables in any order I want at absolutely no extra cost.</text:p>
        </text:list-item>
        <text:list-item>
          <text:p text:style-name="P14">These rules are either left recursions or ambiguous rules reduced to the base part and the problematic part split in (3).</text:p>
        </text:list-item>
        <text:list-item>
          <text:p text:style-name="P14">The problematic parts of (2).</text:p>
        </text:list-item>
        <text:list-item>
          <text:p text:style-name="P14"><text:span text:style-name="T2">&lt;idnest&gt;</text:span> had an issue where it would create an ambiguity in <text:span text:style-name="T2">&lt;factor&gt;</text:span> because both <text:span text:style-name="T2">&lt;variable&gt;</text:span> and <text:span text:style-name="T2">&lt;idnest&gt;*id(&lt;aparams&gt;)</text:span> start both with an id and it was impossible to distinguish between them. So I just rearranged <text:span text:style-name="T2">&lt;idnest&gt;</text:span> to first read the id and its [..], and then add a dot followed by <text:span text:style-name="T2">&lt;idnest&gt;</text:span> as needed. The result is exactly the same, except that I don't get the function name clearly anymore, so the semantics parser will be a bit harder to implement for this, only now I can group the 2 problematic parts into a common base in <text:span text:style-name="T2">&lt;factor&gt;</text:span> (5).</text:p>
        </text:list-item>
        <text:list-item>
          <text:p text:style-name="P14">The changes implied by (4).</text:p>
        </text:list-item>
        <text:list-item>
          <text:p text:style-name="P14">This is a special rule that parses a “number” as returned by the lexer and then verifies that it is an integer (no dot in it).</text:p>
        </text:list-item>
        <text:list-item>
          <text:p text:style-name="P14">The only other exception from how the normal rules are parsed, (7) forces the <text:span text:style-name="T2">&lt;typedeclstar&gt;</text:span> to break the cycle when the 2<text:span text:style-name="T8">nd</text:span> next token isn't an identifier. This is needed to be able to separate between <text:span text:style-name="T2">&lt;typedeclstar&gt;</text:span> and <text:span text:style-name="T2">&lt;statementstar&gt;</text:span> in functions and I couldn't just use the trick in (1) because I needed <text:span text:style-name="T2">&lt;statementstar&gt;</text:span> alone. To implement this I needed to add one more function to the lexer to return one token without “consuming” it.</text:p>
        </text:list-item>
      </text:list>
      <text:h text:style-name="P4" text:outline-level="1" text:is-list-header="true">2. The First and Follow Tables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Rule</text:p>
          </table:table-cell>
          <table:table-cell table:style-name="Table1.A1" office:value-type="string">
            <text:p text:style-name="P9">FIRST</text:p>
          </table:table-cell>
          <table:table-cell table:style-name="Table1.C1" office:value-type="string">
            <text:p text:style-name="P9">FOLLOW</text:p>
          </table:table-cell>
        </table:table-row>
        <table:table-row table:style-name="Table1.1">
          <table:table-cell table:style-name="Table1.A2" office:value-type="string">
            <text:p text:style-name="P10">&lt;prog&gt;</text:p>
          </table:table-cell>
          <table:table-cell table:style-name="Table1.A2" office:value-type="string">
            <text:p text:style-name="P10">class, program</text:p>
          </table:table-cell>
          <table:table-cell table:style-name="Table1.C2" office:value-type="string">
            <text:p text:style-name="P10">$</text:p>
          </table:table-cell>
        </table:table-row>
        <table:table-row table:style-name="Table1.1">
          <table:table-cell table:style-name="Table1.A2" office:value-type="string">
            <text:p text:style-name="P10">&lt;classdeclstar&gt;</text:p>
          </table:table-cell>
          <table:table-cell table:style-name="Table1.A2" office:value-type="string">
            <text:p text:style-name="P6">class, ε</text:p>
          </table:table-cell>
          <table:table-cell table:style-name="Table1.C2" office:value-type="string">
            <text:p text:style-name="P10">program</text:p>
          </table:table-cell>
        </table:table-row>
        <table:table-row table:style-name="Table1.1">
          <table:table-cell table:style-name="Table1.A2" office:value-type="string">
            <text:p text:style-name="P10">&lt;classdecl&gt;</text:p>
          </table:table-cell>
          <table:table-cell table:style-name="Table1.A2" office:value-type="string">
            <text:p text:style-name="P10">class</text:p>
          </table:table-cell>
          <table:table-cell table:style-name="Table1.C2" office:value-type="string">
            <text:p text:style-name="P10">program</text:p>
          </table:table-cell>
        </table:table-row>
        <table:table-row table:style-name="Table1.1">
          <table:table-cell table:style-name="Table1.A2" office:value-type="string">
            <text:p text:style-name="P10">&lt;progbody&gt;</text:p>
          </table:table-cell>
          <table:table-cell table:style-name="Table1.A2" office:value-type="string">
            <text:p text:style-name="P10">program</text:p>
          </table:table-cell>
          <table:table-cell table:style-name="Table1.C2" office:value-type="string">
            <text:p text:style-name="P10">$</text:p>
          </table:table-cell>
        </table:table-row>
        <table:table-row table:style-name="Table1.1">
          <table:table-cell table:style-name="Table1.A2" office:value-type="string">
            <text:p text:style-name="P10">&lt;definitionstar&gt;</text:p>
          </table:table-cell>
          <table:table-cell table:style-name="Table1.A2" office:value-type="string">
            <text:p text:style-name="P10">int, float, id, <text:span text:style-name="T4">ε</text:span></text:p>
          </table:table-cell>
          <table:table-cell table:style-name="Table1.C2" office:value-type="string">
            <text:p text:style-name="P10">), $</text:p>
          </table:table-cell>
        </table:table-row>
        <table:table-row table:style-name="Table1.1">
          <table:table-cell table:style-name="Table1.A2" office:value-type="string">
            <text:p text:style-name="P10">&lt;definition&gt;</text:p>
          </table:table-cell>
          <table:table-cell table:style-name="Table1.A2" office:value-type="string">
            <text:p text:style-name="P10">int, float, id</text:p>
          </table:table-cell>
          <table:table-cell table:style-name="Table1.C2" office:value-type="string">
            <text:p text:style-name="P10">), $</text:p>
          </table:table-cell>
        </table:table-row>
        <table:table-row table:style-name="Table1.1">
          <table:table-cell table:style-name="Table1.A2" office:value-type="string">
            <text:p text:style-name="P10">&lt;definition2&gt;</text:p>
          </table:table-cell>
          <table:table-cell table:style-name="Table1.A2" office:value-type="string">
            <text:p text:style-name="P10">(, [, <text:span text:style-name="T4">ε</text:span></text:p>
          </table:table-cell>
          <table:table-cell table:style-name="Table1.C2" office:value-type="string">
            <text:p text:style-name="P10">), $</text:p>
          </table:table-cell>
        </table:table-row>
        <table:table-row table:style-name="Table1.1">
          <table:table-cell table:style-name="Table1.A2" office:value-type="string">
            <text:p text:style-name="P10">&lt;funcbody&gt;</text:p>
          </table:table-cell>
          <table:table-cell table:style-name="Table1.A2" office:value-type="string">
            <text:p text:style-name="P10">{</text:p>
          </table:table-cell>
          <table:table-cell table:style-name="Table1.C2" office:value-type="string">
            <text:p text:style-name="P10">;</text:p>
          </table:table-cell>
        </table:table-row>
        <table:table-row table:style-name="Table1.1">
          <table:table-cell table:style-name="Table1.A2" office:value-type="string">
            <text:p text:style-name="P10">&lt;typedeclstar&gt;</text:p>
          </table:table-cell>
          <table:table-cell table:style-name="Table1.A2" office:value-type="string">
            <text:p text:style-name="P10">int, float, id, <text:span text:style-name="T4">ε</text:span></text:p>
          </table:table-cell>
          <table:table-cell table:style-name="Table1.C2" office:value-type="string">
            <text:p text:style-name="P10">id, if, for, cin, cout, return</text:p>
            <text:p text:style-name="P10"/>
            <text:p text:style-name="P10"><text:span text:style-name="T12">Note</text:span><text:span text:style-name="T5">: because of the ambiguity of having </text:span><text:span text:style-name="T6">id</text:span><text:span text:style-name="T5"> in both the first and follow sets, the </text:span>&lt;typedeclstar&gt; <text:span text:style-name="T5">rule was manually fixed in code.</text:span></text:p>
          </table:table-cell>
        </table:table-row>
        <table:table-row table:style-name="Table1.1">
          <table:table-cell table:style-name="Table1.A2" office:value-type="string">
            <text:p text:style-name="P10">&lt;typedecl&gt;</text:p>
          </table:table-cell>
          <table:table-cell table:style-name="Table1.A2" office:value-type="string">
            <text:p text:style-name="P10">int, float, id</text:p>
          </table:table-cell>
          <table:table-cell table:style-name="Table1.C2" office:value-type="string">
            <text:p text:style-name="P10">id, if, for, cin, cout, return</text:p>
          </table:table-cell>
        </table:table-row>
        <table:table-row table:style-name="Table1.1">
          <table:table-cell table:style-name="Table1.A2" office:value-type="string">
            <text:p text:style-name="P10">&lt;statementstar&gt;</text:p>
          </table:table-cell>
          <table:table-cell table:style-name="Table1.A2" office:value-type="string">
            <text:p text:style-name="P10">id, if, for, cin, cout, return, <text:span text:style-name="T4">ε</text:span></text:p>
          </table:table-cell>
          <table:table-cell table:style-name="Table1.C2" office:value-type="string">
            <text:p text:style-name="P10">}</text:p>
          </table:table-cell>
        </table:table-row>
        <table:table-row table:style-name="Table1.1">
          <table:table-cell table:style-name="Table1.A2" office:value-type="string">
            <text:p text:style-name="P10">&lt;statement&gt;</text:p>
          </table:table-cell>
          <table:table-cell table:style-name="Table1.A2" office:value-type="string">
            <text:p text:style-name="P10">id, if, for, cin, cout, return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statblock&gt;</text:p>
          </table:table-cell>
          <table:table-cell table:style-name="Table1.A2" office:value-type="string">
            <text:p text:style-name="P10">{</text:p>
          </table:table-cell>
          <table:table-cell table:style-name="Table1.C2" office:value-type="string">
            <text:p text:style-name="P10">else, fi, ;</text:p>
          </table:table-cell>
        </table:table-row>
        <table:table-row table:style-name="Table1.1">
          <table:table-cell table:style-name="Table1.A2" office:value-type="string">
            <text:p text:style-name="P10">&lt;expr&gt;</text:p>
          </table:table-cell>
          <table:table-cell table:style-name="Table1.A2" office:value-type="string">
            <text:p text:style-name="P10">+, -, id, num, (, !</text:p>
          </table:table-cell>
          <table:table-cell table:style-name="Table1.C2" office:value-type="string">
            <text:p text:style-name="P10">;, )</text:p>
          </table:table-cell>
        </table:table-row>
        <table:table-row table:style-name="Table1.1">
          <table:table-cell table:style-name="Table1.A2" office:value-type="string">
            <text:p text:style-name="P10">&lt;expr2&gt;</text:p>
          </table:table-cell>
          <table:table-cell table:style-name="Table1.A2" office:value-type="string">
            <text:p text:style-name="P10">relop, <text:span text:style-name="T4">ε</text:span></text:p>
          </table:table-cell>
          <table:table-cell table:style-name="Table1.C2" office:value-type="string">
            <text:p text:style-name="P10">), ;</text:p>
          </table:table-cell>
        </table:table-row>
        <table:table-row table:style-name="Table1.1">
          <table:table-cell table:style-name="Table1.A2" office:value-type="string">
            <text:p text:style-name="P10">&lt;arithexpr&gt;</text:p>
          </table:table-cell>
          <table:table-cell table:style-name="Table1.A2" office:value-type="string">
            <text:p text:style-name="P10">+, -, id, num, (, !</text:p>
          </table:table-cell>
          <table:table-cell table:style-name="Table1.C2" office:value-type="string">
            <text:p text:style-name="P10">relop, addop, ], ,, ), ;</text:p>
          </table:table-cell>
        </table:table-row>
        <table:table-row table:style-name="Table1.1">
          <table:table-cell table:style-name="Table1.A2" office:value-type="string">
            <text:p text:style-name="P10">&lt;arithexpr2&gt;</text:p>
          </table:table-cell>
          <table:table-cell table:style-name="Table1.A2" office:value-type="string">
            <text:p text:style-name="P10">addop, <text:span text:style-name="T4">ε</text:span></text:p>
          </table:table-cell>
          <table:table-cell table:style-name="Table1.C2" office:value-type="string">
            <text:p text:style-name="P10">relop, addop, ], ,, ), ;</text:p>
          </table:table-cell>
        </table:table-row>
        <table:table-row table:style-name="Table1.1">
          <table:table-cell table:style-name="Table1.A2" office:value-type="string">
            <text:p text:style-name="P10">&lt;sign&gt;</text:p>
          </table:table-cell>
          <table:table-cell table:style-name="Table1.A2" office:value-type="string">
            <text:p text:style-name="P10">+, -</text:p>
          </table:table-cell>
          <table:table-cell table:style-name="Table1.C2" office:value-type="string">
            <text:p text:style-name="P10">id, num, (, !</text:p>
          </table:table-cell>
        </table:table-row>
        <table:table-row table:style-name="Table1.1">
          <table:table-cell table:style-name="Table1.A2" office:value-type="string">
            <text:p text:style-name="P10">&lt;term&gt;</text:p>
          </table:table-cell>
          <table:table-cell table:style-name="Table1.A2" office:value-type="string">
            <text:p text:style-name="P10">id, (, !, num</text:p>
          </table:table-cell>
          <table:table-cell table:style-name="Table1.C2" office:value-type="string">
            <text:p text:style-name="P10">multop, ), ,, relop, addop, ;</text:p>
          </table:table-cell>
        </table:table-row>
        <table:table-row table:style-name="Table1.1">
          <table:table-cell table:style-name="Table1.A2" office:value-type="string">
            <text:p text:style-name="P10">&lt;term2&gt;</text:p>
          </table:table-cell>
          <table:table-cell table:style-name="Table1.A2" office:value-type="string">
            <text:p text:style-name="P11"><text:span text:style-name="T1">multop, </text:span><text:span text:style-name="T4">ε</text:span></text:p>
          </table:table-cell>
          <table:table-cell table:style-name="Table1.C2" office:value-type="string">
            <text:p text:style-name="P10">addop, ), ;, relop, ], ,, multop</text:p>
          </table:table-cell>
        </table:table-row>
        <table:table-row table:style-name="Table1.1">
          <table:table-cell table:style-name="Table1.A2" office:value-type="string">
            <text:p text:style-name="P10">&lt;factor&gt;</text:p>
          </table:table-cell>
          <table:table-cell table:style-name="Table1.A2" office:value-type="string">
            <text:p text:style-name="P10">id, num, (, !</text:p>
          </table:table-cell>
          <table:table-cell table:style-name="Table1.C2" office:value-type="string">
            <text:p text:style-name="P10">multop, relop, addop, ,, ), ;</text:p>
          </table:table-cell>
        </table:table-row>
        <table:table-row table:style-name="Table1.1">
          <table:table-cell table:style-name="Table1.A2" office:value-type="string">
            <text:p text:style-name="P10">&lt;factor2&gt;</text:p>
          </table:table-cell>
          <table:table-cell table:style-name="Table1.A2" office:value-type="string">
            <text:p text:style-name="P10">id, [, <text:span text:style-name="T4">ε</text:span></text:p>
          </table:table-cell>
          <table:table-cell table:style-name="Table1.C2" office:value-type="string">
            <text:p text:style-name="P10">multop, addop, ,, ), relop, ;, (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&lt;idnest&gt;</text:p>
          </table:table-cell>
          <table:table-cell table:style-name="Table1.A2" office:value-type="string">
            <text:p text:style-name="P10">id</text:p>
          </table:table-cell>
          <table:table-cell table:style-name="Table1.C24" office:value-type="string">
            <text:p text:style-name="P10">[, (, ., ;, ), relop, addop, ], ,, :=, multop</text:p>
          </table:table-cell>
        </table:table-row>
        <table:table-row table:style-name="Table1.1">
          <table:table-cell table:style-name="Table1.A2" office:value-type="string">
            <text:p text:style-name="P10">&lt;idnest2&gt;</text:p>
          </table:table-cell>
          <table:table-cell table:style-name="Table1.A2" office:value-type="string">
            <text:p text:style-name="P10">., <text:span text:style-name="T4">ε</text:span></text:p>
          </table:table-cell>
          <table:table-cell table:style-name="Table1.C2" office:value-type="string">
            <text:p text:style-name="P10">[, (, ., ;, ), relop, addop, ], ,, :=, multop</text:p>
          </table:table-cell>
        </table:table-row>
        <table:table-row table:style-name="Table1.1">
          <table:table-cell table:style-name="Table1.A2" office:value-type="string">
            <text:p text:style-name="P10">&lt;variable&gt;</text:p>
          </table:table-cell>
          <table:table-cell table:style-name="Table1.A2" office:value-type="string">
            <text:p text:style-name="P10">id</text:p>
          </table:table-cell>
          <table:table-cell table:style-name="Table1.C2" office:value-type="string">
            <text:p text:style-name="P10">:=, addop, multop, relop, ,, ), ;</text:p>
          </table:table-cell>
        </table:table-row>
        <table:table-row table:style-name="Table1.1">
          <table:table-cell table:style-name="Table1.A2" office:value-type="string">
            <text:p text:style-name="P10">&lt;indicestar&gt;</text:p>
          </table:table-cell>
          <table:table-cell table:style-name="Table1.A2" office:value-type="string">
            <text:p text:style-name="P10">[, <text:span text:style-name="T4">ε</text:span></text:p>
          </table:table-cell>
          <table:table-cell table:style-name="Table1.C2" office:value-type="string">
            <text:p text:style-name="P10">., :=, ), multop, addop, ,, relop, ;, (</text:p>
          </table:table-cell>
        </table:table-row>
        <table:table-row table:style-name="Table1.1">
          <table:table-cell table:style-name="Table1.A2" office:value-type="string">
            <text:p text:style-name="P10">&lt;indice&gt;</text:p>
          </table:table-cell>
          <table:table-cell table:style-name="Table1.A2" office:value-type="string">
            <text:p text:style-name="P10">[, <text:span text:style-name="T4">ε</text:span></text:p>
          </table:table-cell>
          <table:table-cell table:style-name="Table1.C2" office:value-type="string">
            <text:p text:style-name="P10">id, ., :=, ), addop, multop, ,</text:p>
          </table:table-cell>
        </table:table-row>
        <table:table-row table:style-name="Table1.1">
          <table:table-cell table:style-name="Table1.A2" office:value-type="string">
            <text:p text:style-name="P10">&lt;arraystar&gt;</text:p>
          </table:table-cell>
          <table:table-cell table:style-name="Table1.A2" office:value-type="string">
            <text:p text:style-name="P10">[, <text:span text:style-name="T4">ε</text:span></text:p>
          </table:table-cell>
          <table:table-cell table:style-name="Table1.C2" office:value-type="string">
            <text:p text:style-name="P10">), ;, ,</text:p>
          </table:table-cell>
        </table:table-row>
        <table:table-row table:style-name="Table1.1">
          <table:table-cell table:style-name="Table1.A2" office:value-type="string">
            <text:p text:style-name="P10">&lt;array&gt;</text:p>
          </table:table-cell>
          <table:table-cell table:style-name="Table1.A2" office:value-type="string">
            <text:p text:style-name="P10">[, <text:span text:style-name="T4">ε</text:span></text:p>
          </table:table-cell>
          <table:table-cell table:style-name="Table1.C2" office:value-type="string">
            <text:p text:style-name="P10">), ;, ,</text:p>
          </table:table-cell>
        </table:table-row>
        <table:table-row table:style-name="Table1.1">
          <table:table-cell table:style-name="Table1.A2" office:value-type="string">
            <text:p text:style-name="P10">&lt;fparams&gt;</text:p>
          </table:table-cell>
          <table:table-cell table:style-name="Table1.A2" office:value-type="string">
            <text:p text:style-name="P10">int, float, id, <text:span text:style-name="T4">ε</text:span>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fparamstailstar&gt;</text:p>
          </table:table-cell>
          <table:table-cell table:style-name="Table1.A2" office:value-type="string">
            <text:p text:style-name="P10">,, <text:span text:style-name="T4">ε</text:span>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fparamstail&gt;</text:p>
          </table:table-cell>
          <table:table-cell table:style-name="Table1.A2" office:value-type="string">
            <text:p text:style-name="P10">,, <text:span text:style-name="T4">ε</text:span>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aparams&gt;</text:p>
          </table:table-cell>
          <table:table-cell table:style-name="Table1.A2" office:value-type="string">
            <text:p text:style-name="P10">+, -, id, num, (, !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aparamstailstar&gt;</text:p>
          </table:table-cell>
          <table:table-cell table:style-name="Table1.A2" office:value-type="string">
            <text:p text:style-name="P10">,, <text:span text:style-name="T4">ε</text:span>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aparamstail&gt;</text:p>
          </table:table-cell>
          <table:table-cell table:style-name="Table1.A2" office:value-type="string">
            <text:p text:style-name="P10">,, <text:span text:style-name="T4">ε</text:span></text:p>
          </table:table-cell>
          <table:table-cell table:style-name="Table1.C2" office:value-type="string">
            <text:p text:style-name="P10">)</text:p>
          </table:table-cell>
        </table:table-row>
        <table:table-row table:style-name="Table1.1">
          <table:table-cell table:style-name="Table1.A2" office:value-type="string">
            <text:p text:style-name="P10">&lt;int&gt;</text:p>
          </table:table-cell>
          <table:table-cell table:style-name="Table1.A2" office:value-type="string">
            <text:p text:style-name="P10">num</text:p>
          </table:table-cell>
          <table:table-cell table:style-name="Table1.C2" office:value-type="string">
            <text:p text:style-name="P10">]</text:p>
          </table:table-cell>
        </table:table-row>
      </table:table>
      <text:p text:style-name="Text_20_body"/>
      <text:h text:style-name="P4" text:outline-level="1" text:is-list-header="true">3. The Design of the Parser</text:h>
      <text:p text:style-name="Text_20_body">The parser is a text-book recursive descent predictive parser (literally), where I match every non-terminal with a corresponding function call. The functions' name starts with NTF_ for non-terminal function and the exact grammar rule name follows.</text:p>
      <text:p text:style-name="Text_20_body">I made the Match(..) function accept either a string for the token text (only really used for convenience with reserved keywords since the lexical group is so vague) or a token type (used for everything else).</text:p>
      <text:p text:style-name="Text_20_body">The constructor for the parser accepts a stream that it passes to the embedded lexer, and nothing else is kept as a state variable except the lookahead token and the output stream.</text:p>
      <text:p text:style-name="Text_20_body">During the construction of the parser I needed to modify the lexer to:</text:p>
      <text:list text:style-name="L2">
        <text:list-item>
          <text:p>add the class keyword to the reserved keywords</text:p>
        </text:list-item>
        <text:list-item>
          <text:p>change || and &amp;&amp; from the <text:span text:style-name="T9">logical </text:span><text:span text:style-name="T10">token type to the either </text:span><text:span text:style-name="T9">additive</text:span><text:span text:style-name="T10"> token type or </text:span><text:span text:style-name="T9">multiplicative</text:span><text:span text:style-name="T10"> token type according to the grammar</text:span></text:p>
        </text:list-item>
        <text:list-item>
          <text:p text:style-name="P16">include a function to just peek at the next token without actually consuming it, to get around a limitation of the grammar (I could have maybe avoided this)</text:p>
        </text:list-item>
        <text:list-item>
          <text:p text:style-name="P16">changed the function to return the next token to ignore comments</text:p>
        </text:list-item>
      </text:list>
      <text:h text:style-name="P8" text:outline-level="1" text:is-list-header="true">4. Usage and Examples</text:h>
      <text:p text:style-name="P15">The compiler is made to be used like every other compiler out there, it's run with the executable name followed by the file it needs to compile. </text:p>
      <text:p text:style-name="Text_20_body"><text:span text:style-name="T10">Example command line: </text:span><text:span text:style-name="T3">jc test.jc</text:span></text:p>
      <text:p text:style-name="P15">An example test.jc file is attached next to showcase the compiler working fine. This is also attached to the archive containing this file.</text:p>
      <text:p text:style-name="P13">class Foo</text:p>
      <text:p text:style-name="P13">{</text:p>
      <text:p text:style-name="P13"><text:s text:c="2"/>int kind;</text:p>
      <text:p text:style-name="P13"><text:s text:c="2"/>float foo[4][3];</text:p>
      <text:p text:style-name="P13"/>
      <text:p text:style-name="P13"><text:s text:c="2"/>int getKind()</text:p>
      <text:p text:style-name="P13"><text:s text:c="2"/>{ </text:p>
      <text:p text:style-name="P13"><text:s text:c="4"/>return(kind[1]+2+3+4);</text:p>
      <text:p text:style-name="P13"><text:s text:c="2"/>};</text:p>
      <text:p text:style-name="P13">};</text:p>
      <text:p text:style-name="P13"/>
      <text:p text:style-name="P13">program</text:p>
      <text:p text:style-name="P13">{</text:p>
      <text:p text:style-name="P13"><text:s text:c="2"/>// variable declaration</text:p>
      <text:p text:style-name="P13"><text:s text:c="2"/>Foo foo;</text:p>
      <text:p text:style-name="P13"/>
      <text:p text:style-name="P13"><text:s text:c="2"/>// complex expression</text:p>
      <text:p text:style-name="P13"><text:s text:c="2"/>cout(foo[0][1].var[0][1][2].getTick());//.getKind());</text:p>
      <text:p text:style-name="P13"/>
      <text:p text:style-name="P13"><text:s text:c="2"/>// for with no body</text:p>
      <text:p text:style-name="P13"><text:s text:c="2"/>for(i:=0;;i&lt;100;i:=i+1;);</text:p>
      <text:p text:style-name="P13"/>
      <text:p text:style-name="P13"><text:s text:c="2"/>// for with 1 statement as body</text:p>
      <text:p text:style-name="P13"><text:s text:c="2"/>for(i:=0;;i&lt;100;i:=i+1;) t:=meep();;</text:p>
      <text:p text:style-name="P13"/>
      <text:p text:style-name="P13"><text:s text:c="2"/>// for with a block as body</text:p>
      <text:p text:style-name="P13"><text:s text:c="2"/>for(i:=0;;i&lt;100;i:=i+1;) </text:p>
      <text:p text:style-name="P13"><text:s text:c="2"/>{</text:p>
      <text:p text:style-name="P13"><text:s text:c="4"/>t:=meep();</text:p>
      <text:p text:style-name="P13"><text:s text:c="4"/>if(meep())then</text:p>
      <text:p text:style-name="P13"><text:s text:c="6"/>cout(a);</text:p>
      <text:p text:style-name="P13"><text:s text:c="4"/>else</text:p>
      <text:p text:style-name="P13"><text:s text:c="4"/>{</text:p>
      <text:p text:style-name="P13"><text:s text:c="6"/>t:=!meep2();</text:p>
      <text:p text:style-name="P13"><text:s text:c="6"/>t:=t||!t;</text:p>
      <text:p text:style-name="P13"><text:s text:c="4"/>}</text:p>
      <text:p text:style-name="P13"><text:s text:c="4"/>fi;</text:p>
      <text:p text:style-name="P13"><text:s text:c="2"/>};</text:p>
      <text:p text:style-name="P13"/>
      <text:p text:style-name="P13"><text:s text:c="2"/>cin(a);</text:p>
      <text:p text:style-name="P13"/>
      <text:p text:style-name="P13"><text:soft-page-break/><text:s text:c="2"/>t:=meep;</text:p>
      <text:p text:style-name="P13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396in" style:rel-column-width="6996*"/>
    </style:style>
    <style:style style:name="Table2.B" style:family="table-column">
      <style:table-column-properties style:column-width="6.1875in" style:rel-column-width="58539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">Marius Mitea</text:p>
              <text:p text:style-name="P1">5508878</text:p>
            </table:table-cell>
            <table:table-cell table:style-name="Table2.A1" office:value-type="string">
              <text:p text:style-name="P2">Comp 442 Assignment 2</text:p>
              <text:p text:style-name="P2">“The Parser”</text:p>
            </table:table-cell>
          </table:table-row>
        </table:table>
        <text:p text:style-name="Standard"/>
      </style:header>
      <style:footer>
        <text:p text:style-name="P3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wt</meta:initial-creator>
    <meta:creation-date>2008-10-05T10:12:39</meta:creation-date>
    <dc:creator>twt</dc:creator>
    <dc:date>2008-10-10T14:40:10</dc:date>
    <meta:printed-by>twt</meta:printed-by>
    <meta:print-date>2008-10-10T14:02:42</meta:print-date>
    <meta:editing-cycles>428</meta:editing-cycles>
    <meta:editing-duration>PT2H23M2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7" meta:paragraph-count="223" meta:word-count="1096" meta:character-count="7410"/>
  </office:meta>
</office:document-meta>
</file>